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dfdfd" draw:opacity="99.6078%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5651a9" draw:opacity="99.6078%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ed2800" draw:opacity="99.6078%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280" draw:layer="" svg:width="100.00198400000pt" svg:height="50.00087920000pt" svg:x="49.99747040000pt" svg:y="0.00000000000pt"/>
          <draw:rect draw:style-name="gr3" draw:id="shape3" draw:name="rect149" draw:layer="" svg:width="50.00087920000pt" svg:height="50.00087920000pt"/>
          <draw:path draw:style-name="gr2" draw:id="shape4" draw:name="path205" draw:layer="" svg:width="25.00261046814pt" svg:height="25.00084000704pt" svg:x="12.49915440000pt" svg:y="12.50011760000pt" svg:viewBox="0 0 25 25" svg:d="M20.2788 24.9438L12.5337 19.1357L4.82654 25.0008L7.693 15.4698L0 9.58428L9.51765 9.50223L12.4697 0L15.485 9.48035L25.0026 9.49283L17.3491 15.4338Z" koffice:nodeTypes="ccccccccccc"/>
          <draw:rect draw:style-name="gr4" draw:id="shape5" draw:name="rect115" draw:layer="" svg:width="149.99912000000pt" svg:height="49.99911520000pt" svg:x="0.00000000000pt" svg:y="50.0008792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1:33</dc:date>
    <meta:creation-date>2011-05-22T06:11:20</meta:creation-date>
    <dc:creator>Yue Liu</dc:creator>
  </office:meta>
</office:document-meta>
</file>